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normal" officeooo:rsid="0007c7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reate new db</text:span><text:line-break/><text:span text:style-name="T1">sudo -i -u postgres</text:span><text:line-break/><text:span text:style-name="T1">dropdb dbname <text:s text:c="5"/>---</text:span><text:span text:style-name="T2">delete</text:span><text:line-break/><text:span text:style-name="T1">createdb dbname</text:span><text:line-break/><text:span text:style-name="T1">createuser dbuser -U postgres -d -P</text:span><text:line-break/><text:span text:style-name="T1">psql dbname</text:span><text:line-break/><text:span text:style-name="T1">CREATE EXTENSION postgis;</text:span><text:line-break/><text:span text:style-name="T1">ALTER DATABASE dbname OWNER TO dbuser;</text:span><text:line-break/><text:span text:style-name="T1">GRANT ALL ON ALL TABLES IN SCHEMA public to dbuser;</text:span><text:line-break/><text:span text:style-name="T1">GRANT ALL ON ALL SEQUENCES IN SCHEMA public to dbuser;</text:span><text:line-break/><text:span text:style-name="T1">GRANT ALL ON ALL FUNCTIONS IN SCHEMA public to dbuser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6T13:16:25.586025045</meta:creation-date>
    <dc:date>2022-07-06T13:17:39.061575683</dc:date>
    <meta:editing-duration>PT1M14S</meta:editing-duration>
    <meta:editing-cycles>1</meta:editing-cycles>
    <meta:document-statistic meta:table-count="0" meta:image-count="0" meta:object-count="0" meta:page-count="1" meta:paragraph-count="1" meta:word-count="60" meta:character-count="353" meta:non-whitespace-character-count="290"/>
    <meta:generator>LibreOffice/6.4.7.2$Linux_X86_64 LibreOffice_project/40$Build-2</meta:generator>
  </office:meta>
</office:document-meta>
</file>